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990099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SOMMAIRE</text:p>
      <text:p text:style-name="Standard"/>
      <text:p text:style-name="Standard">En HTML, CSS et JavaScript, la balise &lt;summary&gt; est utilisée avec &lt;details&gt; pour créer des blocs de contenu repliables (dépliants/accordéons). Voici comment cela fonctionne dans les trois langages :</text:p>
      <text:p text:style-name="Standard"/>
      <text:h text:style-name="Heading_20_2" text:outline-level="2">HTML</text:h>
      <text:p text:style-name="Standard">La balise &lt;summary&gt; sert de titre cliquable pour la balise &lt;details&gt;, qui contient du contenu repliable.</text:p>
      <text:p text:style-name="Standard"/>
      <text:p text:style-name="Standard">&lt;details&gt;</text:p>
      <text:p text:style-name="Standard"><text:s text:c="2"/>&lt;summary&gt;Afficher plus d'informations&lt;/summary&gt;</text:p>
      <text:p text:style-name="Standard"><text:s text:c="2"/>&lt;p&gt;Voici du contenu additionnel qui peut être affiché ou masqué.&lt;/p&gt;</text:p>
      <text:p text:style-name="Standard">&lt;/details&gt;</text:p>
      <text:h text:style-name="Heading_20_2" text:outline-level="2">Comportement par défaut :</text:h>
      <text:list xml:id="list9169664438161206621" text:style-name="L1">
        <text:list-item>
          <text:p text:style-name="P2">L'utilisateur peut cliquer sur le &lt;summary&gt; pour ouvrir ou fermer le bloc &lt;details&gt;.</text:p>
        </text:list-item>
        <text:list-item>
          <text:p text:style-name="P2">Aucun JavaScript n'est requis pour cette fonctionnalité de base.</text:p>
        </text:list-item>
        <text:list-item>
          <text:p text:style-name="P2">L'attribut open sur &lt;details&gt; permet d'afficher le contenu par défaut :</text:p>
        </text:list-item>
      </text:list>
      <text:p text:style-name="Standard"/>
      <text:p text:style-name="Standard">&lt;details open&gt;</text:p>
      <text:p text:style-name="Standard"><text:s text:c="2"/>&lt;summary&gt;Détails visibles par défaut&lt;/summary&gt;</text:p>
      <text:p text:style-name="Standard"><text:s text:c="2"/>&lt;p&gt;Contenu visible dès le chargement de la page.&lt;/p&gt;</text:p>
      <text:p text:style-name="Standard">&lt;/details&gt;</text:p>
      <text:p text:style-name="Standard"/>
      <text:h text:style-name="Heading_20_1" text:outline-level="1">CSS</text:h>
      <text:p text:style-name="Standard">Tu peux styliser &lt;summary&gt; et &lt;details&gt; comme n’importe quel autre élément :</text:p>
      <text:p text:style-name="Standard"/>
      <text:p text:style-name="Standard">&lt;style&gt;</text:p>
      <text:p text:style-name="Standard">details {</text:p>
      <text:p text:style-name="Standard"><text:s text:c="2"/>border: 1px solid #aaa;</text:p>
      <text:p text:style-name="Standard"><text:s text:c="2"/>border-radius: 5px;</text:p>
      <text:p text:style-name="Standard"><text:s text:c="2"/>padding: 10px;</text:p>
      <text:p text:style-name="Standard"><text:s text:c="2"/>width: 300px;</text:p>
      <text:p text:style-name="Standard"><text:s text:c="2"/>font-family: sans-serif;</text:p>
      <text:p text:style-name="Standard">}</text:p>
      <text:p text:style-name="Standard"/>
      <text:p text:style-name="Standard">summary {</text:p>
      <text:p text:style-name="Standard"><text:s text:c="2"/>font-weight: bold;</text:p>
      <text:p text:style-name="Standard"><text:s text:c="2"/>cursor: pointer;</text:p>
      <text:p text:style-name="Standard">}</text:p>
      <text:p text:style-name="Standard"/>
      <text:p text:style-name="Standard">details[open] summary {</text:p>
      <text:p text:style-name="Standard"><text:s text:c="2"/>color: green;</text:p>
      <text:p text:style-name="Standard">}</text:p>
      <text:p text:style-name="Standard">&lt;/style&gt;</text:p>
      <text:p text:style-name="Text_20_body"/>
      <text:p text:style-name="Standard">Ce que tu peux faire avec CSS :</text:p>
      <text:list xml:id="list3560653060321336212" text:style-name="L2">
        <text:list-item>
          <text:p text:style-name="P3">Ajouter des transitions avec des max-height pour un effet fluide (attention, pas nativement animable).</text:p>
        </text:list-item>
        <text:list-item>
          <text:p text:style-name="P3">Changer le style lorsque le bloc est ouvert (details[open]).</text:p>
        </text:list-item>
        <text:list-item>
          <text:p text:style-name="P3">Cacher le triangle par défaut avec summary::-webkit-details-marker { display: none; }.</text:p>
        </text:list-item>
      </text:list>
      <text:p text:style-name="Standard"/>
      <text:p text:style-name="Standard"/>
      <text:h text:style-name="Heading_20_1" text:outline-level="1"><text:soft-page-break/>JavaScript</text:h>
      <text:p text:style-name="Text_20_body">Tu peux contrôler <text:span text:style-name="Source_20_Text">&lt;details&gt;</text:span> et <text:span text:style-name="Source_20_Text">&lt;summary&gt;</text:span> avec JS si tu veux plus d’interactions (par exemple, ouverture/fermeture programmée, journalisation, animations, etc).</text:p>
      <text:h text:style-name="Heading_20_2" text:outline-level="2">Exemple 1 : écouter l’ouverture/fermeture</text:h>
      <text:p text:style-name="Standard"/>
      <text:p text:style-name="Standard">&lt;script&gt;</text:p>
      <text:p text:style-name="Standard">document.querySelector("details").addEventListener("toggle", function (e) {</text:p>
      <text:p text:style-name="Standard"><text:s text:c="2"/>if (e.target.open) {</text:p>
      <text:p text:style-name="Standard"><text:s text:c="4"/>console.log("Le contenu a été ouvert");</text:p>
      <text:p text:style-name="Standard"><text:s text:c="2"/>} else {</text:p>
      <text:p text:style-name="Standard"><text:s text:c="4"/>console.log("Le contenu a été fermé");</text:p>
      <text:p text:style-name="Standard"><text:s text:c="2"/>}</text:p>
      <text:p text:style-name="Standard">});</text:p>
      <text:p text:style-name="Standard">&lt;/script&gt;</text:p>
      <text:p text:style-name="Standard"/>
      <text:h text:style-name="Heading_20_2" text:outline-level="2">Exemple 2 : ouvrir/fermer dynamiquement</text:h>
      <text:p text:style-name="Standard"/>
      <text:p text:style-name="Standard">&lt;script&gt;</text:p>
      <text:p text:style-name="Standard">const details = document.querySelector("details");</text:p>
      <text:p text:style-name="Standard"/>
      <text:p text:style-name="Standard">// Ouvrir après 2 secondes</text:p>
      <text:p text:style-name="Standard">setTimeout(() =&gt; {</text:p>
      <text:p text:style-name="Standard"><text:s text:c="2"/>details.open = true;</text:p>
      <text:p text:style-name="Standard">}, 2000);</text:p>
      <text:p text:style-name="Standard">&lt;/script&gt;</text:p>
      <text:h text:style-name="Heading_20_2" text:outline-level="2">Exemple 3 : animation manuelle (avancé)</text:h>
      <text:p text:style-name="Standard">Les animations natives sur &lt;details&gt; ne sont pas fluides. Tu peux contourner cela :</text:p>
      <text:p text:style-name="Standard"/>
      <text:p text:style-name="Standard">&lt;details id="animDetails"&gt;</text:p>
      <text:p text:style-name="Standard"><text:s text:c="2"/>&lt;summary&gt;Cliquer ici&lt;/summary&gt;</text:p>
      <text:p text:style-name="Standard"><text:s text:c="2"/>&lt;div class="content"&gt;</text:p>
      <text:p text:style-name="Standard"><text:s text:c="4"/>&lt;p&gt;Texte avec animation personnalisée.&lt;/p&gt;</text:p>
      <text:p text:style-name="Standard"><text:s text:c="2"/>&lt;/div&gt;</text:p>
      <text:p text:style-name="Standard">&lt;/details&gt;</text:p>
      <text:p text:style-name="Standard"/>
      <text:p text:style-name="Standard">&lt;style&gt;</text:p>
      <text:p text:style-name="Standard">.content {</text:p>
      <text:p text:style-name="Standard"><text:s text:c="2"/>max-height: 0;</text:p>
      <text:p text:style-name="Standard"><text:s text:c="2"/>overflow: hidden;</text:p>
      <text:p text:style-name="Standard"><text:s text:c="2"/>transition: max-height 0.5s ease;</text:p>
      <text:p text:style-name="Standard">}</text:p>
      <text:p text:style-name="Standard">details[open] .content {</text:p>
      <text:p text:style-name="Standard"><text:s text:c="2"/>max-height: 200px;</text:p>
      <text:p text:style-name="Standard">}</text:p>
      <text:p text:style-name="Standard">&lt;/style&gt;</text:p>
      <text:h text:style-name="Heading_20_1" text:outline-level="1">En résumé :</text:h>
      <text:list xml:id="list8396486020601298167" text:style-name="L3">
        <text:list-item>
          <text:p text:style-name="P4">HTML : &lt;details&gt; et &lt;summary&gt; offrent un comportement interactif natif.</text:p>
        </text:list-item>
        <text:list-item>
          <text:p text:style-name="P4">CSS : permet de styliser et d’ajouter un style visuel (mais pas de vraie animation fluide).</text:p>
        </text:list-item>
        <text:list-item>
          <text:p text:style-name="P4">JS : permet de contrôler l’ouverture/fermeture, de déclencher des actions, ou d’animer plus précisément.</text:p>
        </text:list-item>
      </text:list>
      <text:p text:style-name="Text_20_body"><text:soft-page-break/>Souhaites-tu un exemple complet avec plusieurs blocs accordéons personnalisés 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aria </meta:initial-creator>
    <meta:creation-date>2025-07-28T17:39:34.52</meta:creation-date>
    <meta:document-statistic meta:table-count="0" meta:image-count="0" meta:object-count="0" meta:page-count="3" meta:paragraph-count="81" meta:word-count="387" meta:character-count="2777"/>
    <dc:date>2025-07-28T19:45:04.24</dc:date>
    <dc:creator>Amaria </dc:creator>
    <meta:editing-duration>PT1H35M9S</meta:editing-duration>
    <meta:editing-cycles>1</meta:editing-cycles>
    <meta:generator>OpenOffice/4.1.15$Win32 OpenOffice.org_project/4115m2$Build-9813</meta:generator>
  </office:meta>
</office:document-meta>
</file>